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text-align="start" style:justify-single-word="false"/>
      <style:text-properties fo:font-size="14pt" fo:font-weight="normal" officeooo:paragraph-rsid="001ec9c5" style:font-size-asian="14pt" style:font-weight-asian="normal" style:font-size-complex="14pt" style:font-weight-complex="normal"/>
    </style:style>
    <style:style style:name="P2" style:family="paragraph" style:parent-style-name="Standard">
      <style:paragraph-properties fo:text-align="center" style:justify-single-word="false"/>
      <style:text-properties style:font-name="Arial" fo:font-size="14pt" officeooo:rsid="0015cf44" officeooo:paragraph-rsid="0015cf44" style:font-size-asian="14pt" style:font-size-complex="14pt"/>
    </style:style>
    <style:style style:name="P3" style:family="paragraph" style:parent-style-name="Standard">
      <style:paragraph-properties fo:text-align="start" style:justify-single-word="false"/>
      <style:text-properties style:font-name="Arial" fo:font-size="14pt" style:text-underline-style="none" officeooo:rsid="0015cf44" officeooo:paragraph-rsid="0015cf44" style:font-size-asian="14pt" style:font-size-complex="14pt"/>
    </style:style>
    <style:style style:name="P4" style:family="paragraph" style:parent-style-name="Standard">
      <style:paragraph-properties fo:text-align="start" style:justify-single-word="false"/>
      <style:text-properties style:font-name="Arial" fo:font-size="14pt" style:text-underline-style="none" fo:font-weight="bold" officeooo:rsid="0015cf44" officeooo:paragraph-rsid="0015cf44" style:font-size-asian="14pt" style:font-weight-asian="bold" style:font-size-complex="14pt" style:font-weight-complex="bold"/>
    </style:style>
    <style:style style:name="P5" style:family="paragraph" style:parent-style-name="Standard">
      <style:paragraph-properties fo:text-align="start" style:justify-single-word="false"/>
      <style:text-properties style:font-name="Arial" fo:font-size="14pt" style:text-underline-style="none" fo:font-weight="normal" officeooo:rsid="001a24d5" officeooo:paragraph-rsid="001a24d5" style:font-size-asian="14pt" style:font-weight-asian="normal" style:font-size-complex="14pt" style:font-weight-complex="normal"/>
    </style:style>
    <style:style style:name="P6" style:family="paragraph" style:parent-style-name="Standard">
      <style:paragraph-properties fo:text-align="start" style:justify-single-word="false"/>
      <style:text-properties style:font-name="Arial" fo:font-size="14pt" style:text-underline-style="none" fo:font-weight="normal" officeooo:rsid="001ec9c5" officeooo:paragraph-rsid="001ec9c5" style:font-size-asian="14pt" style:font-weight-asian="normal" style:font-size-complex="14pt" style:font-weight-complex="normal"/>
    </style:style>
    <style:style style:name="P7" style:family="paragraph" style:parent-style-name="Standard">
      <style:paragraph-properties fo:text-align="start" style:justify-single-word="false"/>
      <style:text-properties style:font-name="Arial" fo:font-size="14pt" style:text-underline-style="none" fo:font-weight="normal" officeooo:rsid="001a24d5" officeooo:paragraph-rsid="001a24d5" fo:background-color="#ffff00" style:font-size-asian="14pt" style:font-weight-asian="normal" style:font-size-complex="14pt" style:font-weight-complex="normal"/>
    </style:style>
    <style:style style:name="P8" style:family="paragraph" style:parent-style-name="Standard">
      <style:paragraph-properties fo:text-align="start" style:justify-single-word="false"/>
      <style:text-properties style:font-name="Arial" fo:font-size="14pt" style:text-underline-style="none" fo:font-weight="normal" officeooo:rsid="001cf821" officeooo:paragraph-rsid="001cf821" fo:background-color="#ffff00" style:font-size-asian="14pt" style:font-weight-asian="normal" style:font-size-complex="14pt" style:font-weight-complex="normal"/>
    </style:style>
    <style:style style:name="P9" style:family="paragraph" style:parent-style-name="Standard">
      <style:paragraph-properties fo:text-align="start" style:justify-single-word="false"/>
      <style:text-properties style:font-name="Arial" fo:font-size="14pt" style:text-underline-style="none" fo:font-weight="normal" officeooo:rsid="001ec9c5" officeooo:paragraph-rsid="001ec9c5" fo:background-color="#ffff00"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style:font-name="Arial" fo:font-size="14pt" style:text-underline-style="none" fo:font-weight="normal" officeooo:rsid="001cf821" officeooo:paragraph-rsid="001cf821" fo:background-color="transparent"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style:font-name="Arial" fo:font-size="14pt" style:text-underline-style="none" fo:font-weight="normal" officeooo:rsid="001a24d5" officeooo:paragraph-rsid="001a24d5" fo:background-color="transparent"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style:font-name="Arial" fo:font-size="14pt" style:text-underline-style="none" fo:font-weight="normal" officeooo:rsid="001ec9c5" officeooo:paragraph-rsid="001ec9c5" fo:background-color="transparent"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style:font-name="Arial" fo:font-size="14pt" style:text-underline-style="solid" style:text-underline-width="auto" style:text-underline-color="font-color" fo:font-weight="bold" officeooo:rsid="0015cf44" officeooo:paragraph-rsid="0015cf44" style:font-size-asian="14pt" style:font-weight-asian="bold" style:font-size-complex="14pt" style:font-weight-complex="bold"/>
    </style:style>
    <style:style style:name="P14" style:family="paragraph" style:parent-style-name="Standard">
      <style:paragraph-properties fo:text-align="start" style:justify-single-word="false"/>
      <style:text-properties style:font-name="Arial" fo:font-size="14pt" style:text-underline-style="solid" style:text-underline-width="auto" style:text-underline-color="font-color" fo:font-weight="bold" officeooo:rsid="00176f69" officeooo:paragraph-rsid="00176f69" style:font-size-asian="14pt" style:font-weight-asian="bold" style:font-size-complex="14pt" style:font-weight-complex="bold"/>
    </style:style>
    <style:style style:name="P15" style:family="paragraph" style:parent-style-name="Standard">
      <style:paragraph-properties fo:text-align="start" style:justify-single-word="false"/>
      <style:text-properties style:font-name="Arial" fo:font-size="14pt" style:text-underline-style="solid" style:text-underline-width="auto" style:text-underline-color="font-color" fo:font-weight="bold" officeooo:rsid="0017a666" officeooo:paragraph-rsid="0017a666" style:font-size-asian="14pt" style:font-weight-asian="bold" style:font-size-complex="14pt" style:font-weight-complex="bold"/>
    </style:style>
    <style:style style:name="P16"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officeooo:rsid="001a24d5" officeooo:paragraph-rsid="001a24d5" style:font-size-asian="14pt" style:font-weight-asian="bold" style:font-size-complex="14pt" style:font-weight-complex="bold"/>
    </style:style>
    <style:style style:name="P17"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officeooo:rsid="001cf821" officeooo:paragraph-rsid="001cf821" style:font-size-asian="14pt" style:font-weight-asian="bold" style:font-size-complex="14pt" style:font-weight-complex="bold"/>
    </style:style>
    <style:style style:name="P18"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officeooo:rsid="001ec9c5" officeooo:paragraph-rsid="001ec9c5" style:font-size-asian="14pt" style:font-weight-asian="bold" style:font-size-complex="14pt" style:font-weight-complex="bold"/>
    </style:style>
    <style:style style:name="P19" style:family="paragraph" style:parent-style-name="Standard">
      <style:paragraph-properties fo:text-align="start" style:justify-single-word="false"/>
      <style:text-properties style:font-name="Arial" fo:font-size="14pt" style:text-underline-style="solid" style:text-underline-width="auto" style:text-underline-color="font-color" fo:font-weight="bold" officeooo:rsid="001ec9c5" officeooo:paragraph-rsid="001a24d5" style:font-size-asian="14pt" style:font-weight-asian="bold" style:font-size-complex="14pt" style:font-weight-complex="bold"/>
    </style:style>
    <style:style style:name="P20"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officeooo:rsid="001cf821" officeooo:paragraph-rsid="001cf821" fo:background-color="transparent" style:font-size-asian="14pt" style:font-weight-asian="bold" style:font-size-complex="14pt" style:font-weight-complex="bold"/>
    </style:style>
    <style:style style:name="P21" style:family="paragraph" style:parent-style-name="Standard">
      <style:paragraph-properties fo:text-align="center" style:justify-single-word="false"/>
      <style:text-properties style:font-name="Arial" fo:font-size="14pt" fo:font-weight="bold" officeooo:rsid="0015cf44" officeooo:paragraph-rsid="0015cf44" style:font-size-asian="14pt" style:font-weight-asian="bold" style:font-size-complex="14pt" style:font-weight-complex="bold"/>
    </style:style>
    <style:style style:name="P22" style:family="paragraph" style:parent-style-name="Standard">
      <style:paragraph-properties fo:text-align="start" style:justify-single-word="false"/>
      <style:text-properties style:font-name="Arial" fo:font-size="14pt" fo:font-weight="bold" officeooo:rsid="0015cf44" officeooo:paragraph-rsid="0015cf44" style:font-size-asian="14pt" style:font-weight-asian="bold" style:font-size-complex="14pt" style:font-weight-complex="bold"/>
    </style:style>
    <style:style style:name="P23" style:family="paragraph" style:parent-style-name="Standard">
      <style:paragraph-properties fo:text-align="start" style:justify-single-word="false"/>
      <style:text-properties style:font-name="Arial" fo:font-size="14pt" fo:font-weight="normal" officeooo:paragraph-rsid="001ec9c5"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officeooo:paragraph-rsid="0017a666"/>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176f69" style:font-weight-asian="normal" style:font-weight-complex="normal"/>
    </style:style>
    <style:style style:name="T5" style:family="text">
      <style:text-properties style:text-underline-style="none" fo:font-weight="normal" officeooo:rsid="0017a666" style:font-weight-asian="normal" style:font-weight-complex="normal"/>
    </style:style>
    <style:style style:name="T6" style:family="text">
      <style:text-properties style:text-underline-style="solid" style:text-underline-width="auto" style:text-underline-color="font-color"/>
    </style:style>
    <style:style style:name="T7" style:family="text">
      <style:text-properties style:font-name="Arial" fo:font-size="14pt" style:text-underline-style="none" fo:font-weight="bold" officeooo:rsid="0017a666" style:font-size-asian="14pt" style:font-weight-asian="bold" style:font-size-complex="14pt" style:font-weight-complex="bold"/>
    </style:style>
    <style:style style:name="T8" style:family="text">
      <style:text-properties style:font-name="Arial" fo:font-size="14pt" style:text-underline-style="none" fo:font-weight="normal" officeooo:rsid="0017a666" style:font-size-asian="14pt" style:font-weight-asian="normal" style:font-size-complex="14pt" style:font-weight-complex="normal"/>
    </style:style>
    <style:style style:name="T9" style:family="text">
      <style:text-properties style:font-name="Arial" style:text-underline-style="none" officeooo:rsid="001ec9c5" fo:background-color="transparent" loext:char-shading-value="0"/>
    </style:style>
    <style:style style:name="T10" style:family="text">
      <style:text-properties officeooo:rsid="001be8dd"/>
    </style:style>
    <style:style style:name="T11" style:family="text">
      <style:text-properties fo:background-color="#ffff00" loext:char-shading-value="0"/>
    </style:style>
    <style:style style:name="T12" style:family="text">
      <style:text-properties officeooo:rsid="001ec9c5" fo:background-color="#ffff00" loext:char-shading-value="0"/>
    </style:style>
    <style:style style:name="T13" style:family="text">
      <style:text-properties officeooo:rsid="001cf821"/>
    </style:style>
    <style:style style:name="T14" style:family="text">
      <style:text-properties officeooo:rsid="001ec9c5"/>
    </style:style>
    <style:style style:name="T15" style:family="text">
      <style:text-properties fo:color="#c9211e" loext:opacity="100%"/>
    </style:style>
    <style:style style:name="T16" style:family="text">
      <style:text-properties fo:color="#c9211e" loext:opacity="100%" officeooo:rsid="001ec9c5"/>
    </style:style>
    <style:style style:name="T17" style:family="text">
      <style:text-properties fo:color="#c9211e" loext:opacity="100%" style:font-name="Arial" style:text-underline-style="none" officeooo:rsid="001ec9c5" fo:background-color="transparent" loext:char-shading-value="0"/>
    </style:style>
    <style:style style:name="T18" style:family="text">
      <style:text-properties fo:color="#000000" loext:opacity="100%"/>
    </style:style>
    <style:style style:name="T19" style:family="text">
      <style:text-properties fo:color="#000000" loext:opacity="100%" officeooo:rsid="001ec9c5"/>
    </style:style>
    <style:style style:name="T20" style:family="text">
      <style:text-properties fo:color="#000000" loext:opacity="100%" style:font-name="Arial" style:text-underline-style="none" officeooo:rsid="001ec9c5" fo:background-color="transparent" loext:char-shading-value="0"/>
    </style:style>
    <style:style style:name="T21" style:family="text">
      <style:text-properties fo:color="#000000" loext:opacity="100%" style:font-name="Arial" style:text-underline-style="none" officeooo:rsid="001ec9c5" fo:background-color="#00dc00" loext:char-shading-value="0"/>
    </style:style>
    <style:style style:name="T22" style:family="text">
      <style:text-properties fo:color="#000000" loext:opacity="100%" style:font-name="Arial" style:text-underline-style="none" officeooo:rsid="001ec9c5" fo:background-color="#dc0000" loext:char-shading-value="0"/>
    </style:style>
    <style:style style:name="T23" style:family="text">
      <style:text-properties fo:color="#000000" loext:opacity="100%" style:font-name="Arial" style:text-underline-style="none" officeooo:rsid="001ec9c5" fo:background-color="#ff0000" loext:char-shading-value="0"/>
    </style:style>
    <style:style style:name="T24" style:family="text">
      <style:text-properties fo:color="#000000" loext:opacity="100%" fo:background-color="#00dc00" loext:char-shading-value="0"/>
    </style:style>
    <style:style style:name="T25" style:family="text">
      <style:text-properties fo:color="#000000" loext:opacity="100%" officeooo:rsid="001ec9c5" fo:background-color="#00dc00" loext:char-shading-value="0"/>
    </style:style>
    <style:style style:name="T26" style:family="text">
      <style:text-properties fo:color="#000000" loext:opacity="100%" officeooo:rsid="001ec9c5" fo:background-color="#00dc00" loext:char-shading-value="0"/>
    </style:style>
    <style:style style:name="T27" style:family="text">
      <style:text-properties fo:color="#000000" loext:opacity="100%" fo:background-color="#00dc00" loext:char-shading-value="0"/>
    </style:style>
    <style:style style:name="T28" style:family="text">
      <style:text-properties fo:color="#000000" loext:opacity="100%" fo:background-color="#dc0000" loext:char-shading-value="0"/>
    </style:style>
    <style:style style:name="T29" style:family="text">
      <style:text-properties fo:color="#000000" loext:opacity="100%" officeooo:rsid="001ec9c5" fo:background-color="#dc0000" loext:char-shading-value="0"/>
    </style:style>
    <style:style style:name="T30" style:family="text">
      <style:text-properties fo:color="#000000" loext:opacity="100%" fo:background-color="#dc0000" loext:char-shading-value="0"/>
    </style:style>
    <style:style style:name="T31" style:family="text">
      <style:text-properties fo:color="#000000" loext:opacity="100%" fo:background-color="#ff0000" loext:char-shading-value="0"/>
    </style:style>
    <style:style style:name="T32" style:family="text">
      <style:text-properties fo:color="#000000" loext:opacity="100%" officeooo:rsid="001ec9c5" fo:background-color="#ff0000" loext:char-shading-value="0"/>
    </style:style>
    <style:style style:name="T33" style:family="text">
      <style:text-properties fo:color="#000000" loext:opacity="100%" fo:background-color="#ff0000" loext:char-shading-value="0"/>
    </style:style>
    <style:style style:name="T34" style:family="text">
      <style:text-properties fo:color="#000000" loext:opacity="100%" officeooo:rsid="001ec9c5" fo:background-color="transparent" loext:char-shading-value="0"/>
    </style:style>
    <style:style style:name="T35" style:family="text">
      <style:text-properties fo:color="#000000" loext:opacity="100%" fo:background-color="transparent" loext:char-shading-value="0"/>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6">Court-Métrage ULTIMATE</text:span></text:p>
      <text:p text:style-name="P2"><text:span text:style-name="T6"/></text:p>
      <text:p text:style-name="P22"><text:span text:style-name="T6">Synopsis :</text:span></text:p>
      <text:p text:style-name="P3">L’histoire commence dans une petite ville appelée « Dépass-Ville », où les habitants mènent une vie tranquille mais sédentaire. Les rues sont vides et les gens sont assis devant leurs écrans ou dans leurs canapés, déconnectés de leur potentiel physique.</text:p>
      <text:p text:style-name="P3"/>
      <text:p text:style-name="P13">Acte 1 :</text:p>
      <text:p text:style-name="P4">Introduction du personnage principal : <text:span text:style-name="T1">René est un habitant Dépass-Ville, Il est <text:s/>timide et introvertie, mais il rêve secrètement de se dépasser physiquement. </text:span></text:p>
      <text:p text:style-name="P4">Découverte d’un mystérieux colis :<text:span text:style-name="T1"> René reçoit un mystérieux colis a sa porte un jour. A l’intérieur se trouve un vêtement unique et élégant, portant le logo ULTIMATE. <text:s/>Le vêtement semble prendre vie lorsqu’il l’enfile, et il découvre qu’il lui confère des capacités physique exceptionnelles.</text:span></text:p>
      <text:p text:style-name="P4"><text:span text:style-name="T1"/></text:p>
      <text:p text:style-name="P13">Acte 2 :</text:p>
      <text:p text:style-name="P13"><text:span text:style-name="T2">René se transforme : </text:span><text:span text:style-name="T4">René désormais habillé de votre vêtement, commence à se transformer physiquement. Il devient plus fort, plus agile et plus confient. Il décide de sortir de sa zone de confort.</text:span></text:p>
      <text:p text:style-name="P14"><text:span text:style-name="T2">Rencontre avec les habitants de Dépass-Ville : </text:span><text:span text:style-name="T3">René rencontre d’autres habitants de la ville, dont Julie, un personnage jovial et énergétique. Il les encourages à se joindre à lui pour des activités physiques amusantes, comme le yoga en pleine aire, la dance, et des courses de rue.</text:span></text:p>
      <text:p text:style-name="P14"><text:span text:style-name="T3"/></text:p>
      <text:p text:style-name="P14">Acte 3 :</text:p>
      <text:p text:style-name="P14"><text:span text:style-name="T2">Transformation de la ville :</text:span><text:span text:style-name="T3"> A mesure de René et les habitants de Dépass-Ville s’engagent dans des activités physique, la ville prend vie. Les rues se remplissent de gens qui courent, sautent, font du sport, rient.</text:span></text:p>
      <text:p text:style-name="P14"><text:span text:style-name="T2">L’ultime défi : </text:span><text:span text:style-name="T3">l’antagoniste, un personnage sui symbolise la sédentarité tente se saboter les efforts de René et les autres, </text:span><text:span text:style-name="T5">cela mène a un ultime défi, un course a obstacles spectaculaire a travers la ville.</text:span></text:p>
      <text:p text:style-name="P14"><text:span text:style-name="T5"/></text:p>
      <text:p text:style-name="P15">Acte 4 :</text:p>
      <text:p text:style-name="P15"><text:span text:style-name="T2">La victoire le l’activité physique : </text:span><text:span text:style-name="T3">René et les habitants de Dépass-Ville triomphent dans la course a obstacles. Ils découvrent que l’activité physique apporte la joie, la confiance en sois et la convivialité.</text:span></text:p>
      <text:p text:style-name="P24"><text:span text:style-name="T7">Message de votre marque : </text:span><text:span text:style-name="T8">Le cours métrage se termine par une déclaration sur le pouvoir de la persévérance et de l’activité physique, <text:s/>avec le logo de votre marque qui insiste les spectateurs a rejoindre le mouvement.</text:span></text:p>
      <text:p text:style-name="P4"><text:span text:style-name="T1"/></text:p>
      <text:p text:style-name="P4"><text:span text:style-name="T1"/></text:p>
      <text:p text:style-name="P3"/>
      <text:p text:style-name="P3"/>
      <text:p text:style-name="P16"><text:soft-page-break/>PLANS Synopsis :</text:p>
      <text:p text:style-name="P16"/>
      <text:p text:style-name="P5">- Zoom sur le panneau d’entrée de la ville.</text:p>
      <text:p text:style-name="P5">- Plan<text:span text:style-name="T32">s</text:span><text:span text:style-name="T15"> </text:span>montrant différentes personnes devant la tété, jeux vidéo.</text:p>
      <text:p text:style-name="P5"/>
      <text:p text:style-name="P16">PLANS ACTE 1 :</text:p>
      <text:p text:style-name="P16"/>
      <text:p text:style-name="P5">- Plan montrant la classe de René où des groupes son formés.</text:p>
      <text:p text:style-name="P5">- Zoom sur René assis sur sa chaise au font de la classe en train manger seul.</text:p>
      <text:p text:style-name="P5">- Zoom sur René pendant un cour en train de s’imaginer être sportif …</text:p>
      <text:p text:style-name="P5"><text:span text:style-name="T11">- plan noir</text:span></text:p>
      <text:p text:style-name="P5">- colis qui tombe du ciel et qui atterris dans la chambre de René.</text:p>
      <text:p text:style-name="P5">- colis qui s’ouvre avec une lumière.</text:p>
      <text:p text:style-name="P5">- plan au dessus du colis ou l’on voit un t-shirt ULTIMATE.</text:p>
      <text:p text:style-name="P7">- <text:span text:style-name="T10">fondus au noir.</text:span></text:p>
      <text:p text:style-name="P5">- Zoom sur René qui <text:s/><text:span text:style-name="T10">porte l</text:span>e t-shirt.</text:p>
      <text:p text:style-name="P5">- <text:span text:style-name="T13">Zoom sur René qui a une lumière en mode super sayan derrière lui.</text:span></text:p>
      <text:p text:style-name="P8">- fondus au noir</text:p>
      <text:p text:style-name="P5"/>
      <text:p text:style-name="P17">Plan ACTE 2 :</text:p>
      <text:p text:style-name="P5"/>
      <text:p text:style-name="P5">- <text:span text:style-name="T13">René qui cours.</text:span></text:p>
      <text:p text:style-name="P5">- <text:span text:style-name="T13">René qui dépasse Julie.</text:span></text:p>
      <text:p text:style-name="P5">- <text:span text:style-name="T13">Zoom sur la tête de Julie qui fronce les sourcils et qui accélère.*</text:span></text:p>
      <text:p text:style-name="P5">- <text:span text:style-name="T13">Julie qui rattrape René et ils courent ensemble.</text:span></text:p>
      <text:p text:style-name="P7">- <text:span text:style-name="T13">fondus au noir</text:span></text:p>
      <text:p text:style-name="P10">- plan<text:span text:style-name="T31">s</text:span> sur René, Julie et les habitants faisant des activités physiques (Yoga, <text:span text:style-name="T14">danse</text:span>, course a pied).</text:p>
      <text:p text:style-name="P8">- fondus au noir avec un « deux jours plus tard ».</text:p>
      <text:p text:style-name="P11"/>
      <text:p text:style-name="P20">PLANS ACTE 3 :</text:p>
      <text:p text:style-name="P10"/>
      <text:p text:style-name="P12">- plan<text:span text:style-name="T31">s</text:span> sur des canapés vides.</text:p>
      <text:p text:style-name="P1"><text:span text:style-name="T9">- plan</text:span><text:span text:style-name="T23">s</text:span><text:span text:style-name="T9"> sur les rues avec des coureurs.</text:span></text:p>
      <text:p text:style-name="P23">- plan du des DHistes.</text:p>
      <text:p text:style-name="P23">- <text:span text:style-name="T14">plan sur une aire de street-workout.</text:span></text:p>
      <text:p text:style-name="P23"><text:span text:style-name="T11">- </text:span><text:span text:style-name="T12">fondus au noir</text:span></text:p>
      <text:p text:style-name="P6">- plan en haut d’un gratte ciel avec une personne obèse et riche, il pointe des endroits du doigt.</text:p>
      <text:p text:style-name="P6">- plans sur ces endroits avec des jeux vidéos, consoles géantes qui tombes.</text:p>
      <text:p text:style-name="P6"/>
      <text:p text:style-name="P5"/>
      <text:p text:style-name="P5"/>
      <text:p text:style-name="P19"/>
      <text:p text:style-name="P18"><text:soft-page-break/>PLANS ACTE 4 :</text:p>
      <text:p text:style-name="P18"/>
      <text:p text:style-name="P6">- plan sur René et Julie courent vers le gratte ciel.</text:p>
      <text:p text:style-name="P6">- plan<text:span text:style-name="T33">s</text:span> sur René et Julie qui franchissent des obstacles.</text:p>
      <text:p text:style-name="P6">- plan de René qui saute sur le gratte ciel et qui met une casquette ULTIMATE sur la tête de l’antagoniste qui se met a courir.</text:p>
      <text:p text:style-name="P6"/>
      <text:p text:style-name="P9">- Fondus au noir </text:p>
      <text:p text:style-name="P7">- <text:span text:style-name="T14">Citation/Slogan</text:span></text:p>
      <text:p text:style-name="P7">- <text:span text:style-name="T14">Logo</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0-24T12:37:16.278000000</meta:creation-date>
    <meta:generator>LibreOffice/7.2.5.2$Windows_X86_64 LibreOffice_project/499f9727c189e6ef3471021d6132d4c694f357e5</meta:generator>
    <dc:date>2023-10-24T14:00:32.635000000</dc:date>
    <meta:editing-duration>PT9M24S</meta:editing-duration>
    <meta:editing-cycles>4</meta:editing-cycles>
    <meta:document-statistic meta:table-count="0" meta:image-count="0" meta:object-count="0" meta:page-count="3" meta:paragraph-count="53" meta:word-count="674" meta:character-count="3719" meta:non-whitespace-character-count="3092"/>
  </office:meta>
</office:document-meta>
</file>